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200000010000176500002B22A2BE0AD7.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fo:min-height="0.893cm" fo:min-width="2.531cm"/>
    </style:style>
    <style:style style:name="gr2" style:family="graphic" style:parent-style-name="standard">
      <style:graphic-properties fo:min-height="0.893cm" fo:min-width="2.673cm"/>
    </style:style>
    <style:style style:name="gr3" style:family="graphic" style:parent-style-name="standard">
      <style:graphic-properties draw:stroke="dash" draw:stroke-dash="Ultrafine_20_Dashed" svg:stroke-width="0.025cm" draw:marker-start-width="0.237cm" draw:marker-end-width="0.237cm" fo:min-height="0.831cm" fo:min-width="2.885cm" fo:padding-top="0.087cm" fo:padding-bottom="0.087cm" fo:padding-left="0.212cm" fo:padding-right="0.212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1cm" draw:marker-start-width="0.276cm" draw:marker-end-width="0.276cm" draw:textarea-horizontal-align="justify" draw:textarea-vertical-align="middle" draw:auto-grow-height="false" fo:min-height="0cm" fo:min-width="0cm" fo:padding-top="0.1cm" fo:padding-bottom="0.1cm" fo:padding-left="0.225cm" fo:padding-right="0.225cm" fo:wrap-option="no-wrap"/>
    </style:style>
    <style:style style:name="gr6" style:family="graphic" style:parent-style-name="objectwithoutfill">
      <style:graphic-properties draw:stroke="solid" draw:stroke-dash="Fine_20_Dashed_20__28_var_29_" draw:marker-end="Arrow" draw:marker-end-width="0.305cm" draw:fill="none" draw:textarea-vertical-align="middle"/>
    </style:style>
    <style:style style:name="gr7" style:family="graphic" style:parent-style-name="objectwithoutfill">
      <style:graphic-properties draw:stroke="solid" draw:stroke-dash="Fine_20_Dashed_20__28_var_29_"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804cm" fo:min-width="0.707cm"/>
    </style:style>
    <style:style style:name="gr9" style:family="graphic" style:parent-style-name="standard">
      <style:graphic-properties draw:stroke="none" svg:stroke-color="#000000" draw:fill="none" draw:fill-color="#ffffff" draw:textarea-horizontal-align="left" draw:auto-grow-height="true" draw:auto-grow-width="false" fo:min-height="0.818cm" fo:min-width="0.707cm"/>
    </style:style>
    <style:style style:name="gr10" style:family="graphic" style:parent-style-name="standard">
      <style:graphic-properties draw:stroke="none" svg:stroke-color="#000000" draw:fill="none" draw:fill-color="#ffffff" draw:textarea-horizontal-align="left" draw:auto-grow-height="true" draw:auto-grow-width="false" fo:min-height="0.716cm" fo:min-width="0.707cm"/>
    </style:style>
    <style:style style:name="gr11" style:family="graphic" style:parent-style-name="standard">
      <style:graphic-properties svg:stroke-width="0.051cm" svg:stroke-color="#000000" draw:marker-start-width="0.276cm" draw:marker-end-width="0.276cm" draw:textarea-horizontal-align="justify" draw:textarea-vertical-align="middle" draw:auto-grow-height="false" fo:padding-top="0.1cm" fo:padding-bottom="0.1cm" fo:padding-left="0.225cm" fo:padding-right="0.225cm"/>
    </style:style>
    <style:style style:name="gr12" style:family="graphic" style:parent-style-name="standard">
      <style:graphic-properties svg:stroke-width="0cm" draw:marker-start-width="0.2cm" draw:marker-end-width="0.2cm" draw:fill="solid" draw:fill-color="#cccccc" draw:textarea-horizontal-align="justify" draw:textarea-vertical-align="middle" draw:auto-grow-height="false" fo:padding-top="0.075cm" fo:padding-bottom="0.075cm" fo:padding-left="0.2cm" fo:padding-right="0.2cm"/>
    </style:style>
    <style:style style:name="gr13" style:family="graphic" style:parent-style-name="standard">
      <style:graphic-properties draw:stroke="none" svg:stroke-color="#000000" draw:fill="none" draw:fill-color="#ffffff" draw:textarea-horizontal-align="left" draw:auto-grow-height="true" draw:auto-grow-width="true" fo:min-height="1.703cm" fo:min-width="1.541cm"/>
    </style:style>
    <style:style style:name="gr14" style:family="graphic" style:parent-style-name="standard">
      <style:graphic-properties draw:stroke="solid" draw:stroke-dash="_32__20_Dots_20_1_20_Dash" svg:stroke-width="0.025cm" draw:marker-start-width="0.237cm" draw:marker-end-width="0.237cm" draw:textarea-horizontal-align="justify" draw:textarea-vertical-align="middle" draw:auto-grow-height="false" fo:padding-top="0.087cm" fo:padding-bottom="0.087cm" fo:padding-left="0.212cm" fo:padding-right="0.212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objectwithoutfill">
      <style:graphic-properties svg:stroke-width="0.127cm" draw:marker-start-width="0.352cm" draw:marker-end-width="0.352cm" draw:fill="none" draw:textarea-vertical-align="middle" fo:padding-top="0.137cm" fo:padding-bottom="0.137cm" fo:padding-left="0.262cm" fo:padding-right="0.262cm"/>
    </style:style>
    <style:style style:name="gr17" style:family="graphic" style:parent-style-name="standard">
      <style:graphic-properties draw:stroke="dash" draw:stroke-dash="Ultrafine_20_Dashed" svg:stroke-width="0.025cm" draw:marker-start-width="0.237cm" draw:marker-end-width="0.237cm" fo:min-height="0cm" fo:min-width="4.132cm" fo:padding-top="0.087cm" fo:padding-bottom="0.087cm" fo:padding-left="0.212cm" fo:padding-right="0.212cm"/>
    </style:style>
    <style:style style:name="P1" style:family="paragraph">
      <style:paragraph-properties fo:text-align="center"/>
    </style:style>
    <style:style style:name="P2" style:family="paragraph">
      <style:text-properties fo:font-size="18pt" style:font-size-asian="18pt" style:font-size-complex="18pt"/>
    </style:style>
    <style:style style:name="P3" style:family="paragraph">
      <style:paragraph-properties fo:text-align="center"/>
      <style:text-properties fo:font-size="15pt" fo:font-weight="normal" style:font-size-asian="15pt" style:font-weight-asian="normal" style:font-size-complex="15pt" style:font-weight-complex="normal"/>
    </style:style>
    <style:style style:name="P4" style:family="paragraph">
      <style:paragraph-properties fo:text-align="center"/>
      <style:text-properties fo:font-size="20pt" fo:font-weight="normal" style:font-size-asian="20pt" style:font-weight-asian="normal" style:font-size-complex="20pt" style:font-weight-complex="normal"/>
    </style:style>
    <style:style style:name="P5" style:family="paragraph">
      <style:text-properties fo:font-style="italic" style:font-style-asian="italic" style:font-style-complex="italic"/>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style:text-position="0% 100%" fo:font-size="20pt" fo:font-weight="normal" style:font-size-asian="20pt" style:font-weight-asian="normal" style:font-size-complex="20pt" style:font-weight-complex="normal"/>
    </style:style>
    <style:style style:name="T5" style:family="text">
      <style:text-properties style:text-position="-33% 58%" fo:font-size="15pt" fo:font-weight="normal" style:font-size-asian="15pt" style:font-weight-asian="normal" style:font-size-complex="15pt" style:font-weight-complex="normal"/>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173cm" svg:height="1.143cm" svg:x="3.684cm" svg:y="6.931cm">
          <text:p text:style-name="P1"><text:span text:style-name="T1">Ethern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3.173cm" svg:height="1.143cm" svg:x="8.066cm" svg:y="2.524cm">
          <text:p text:style-name="P1"><text:span text:style-name="T1">NA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3.173cm" svg:height="1.143cm" svg:x="3.684cm" svg:y="4.391cm">
          <text:p text:style-name="P1"><text:span text:style-name="T1">Routing</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3.173cm" svg:height="1.143cm" svg:x="3.685cm" svg:y="1.698cm">
          <text:p text:style-name="P1"><text:span text:style-name="T1">IPse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309cm" svg:height="1.005cm" svg:x="7.979cm" svg:y="5.908cm">
          <text:p text:style-name="P1"><text:span text:style-name="T1">tcpdump</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1" xml:id="id1" draw:id="id1" draw:layer="layout" svg:width="1.498cm" svg:height="2.768cm" svg:x="2.883cm" svg:y="10.487cm">
          <draw:image xlink:href="Pictures/200000010000176500002B22A2BE0AD7.svg" xlink:type="simple" xlink:show="embed" xlink:actuate="onLoad">
            <text:p/>
          </draw:image>
        </draw:frame>
        <draw:custom-shape draw:style-name="gr5" draw:text-style-name="P1" draw:layer="layout" svg:width="5.906cm" svg:height="1.969cm" svg:x="6.286cm" svg:y="10.525cm">
          <text:p text:style-name="P1">Webservice</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draw:type="curve" draw:line-skew="0.301cm" svg:x1="3.632cm" svg:y1="10.487cm" svg:x2="4.317cm" svg:y2="8.221cm" draw:start-shape="id1" draw:start-glue-point="0" svg:d="m3632 10487c0-1623 685-490 685-2266" svg:viewBox="0 0 686 2267">
          <text:p/>
        </draw:connector>
        <draw:connector draw:style-name="gr7" draw:text-style-name="P1" draw:layer="layout" draw:type="line" svg:x1="4.302cm" svg:y1="6.802cm" svg:x2="4.317cm" svg:y2="5.652cm" svg:d="m4302 6802 15-1150" svg:viewBox="0 0 16 1151">
          <text:p/>
        </draw:connector>
        <draw:connector draw:style-name="gr7" draw:text-style-name="P1" draw:layer="layout" draw:type="line" svg:x1="4.442cm" svg:y1="4.429cm" svg:x2="4.445cm" svg:y2="2.821cm" svg:d="m4442 4429 3-1608" svg:viewBox="0 0 4 1609">
          <text:p/>
        </draw:connector>
        <draw:frame draw:style-name="gr8" draw:text-style-name="P2" draw:layer="layout" svg:width="1.397cm" svg:height="1.054cm" svg:x="3.057cm" svg:y="8.336cm">
          <draw:text-box>
            <text:p><text:span text:style-name="T2">(1)</text:span></text:p>
          </draw:text-box>
        </draw:frame>
        <draw:frame draw:style-name="gr9" draw:text-style-name="P2" draw:layer="layout" svg:width="1.397cm" svg:height="1.068cm" svg:x="4.173cm" svg:y="5.901cm">
          <draw:text-box>
            <text:p><text:span text:style-name="T2">(2)</text:span></text:p>
          </draw:text-box>
        </draw:frame>
        <draw:frame draw:style-name="gr10" draw:text-style-name="P2" draw:layer="layout" svg:width="1.443cm" svg:height="0.966cm" svg:x="3.338cm" svg:y="3.099cm">
          <draw:text-box>
            <text:p><text:span text:style-name="T2">(3)</text:span></text:p>
          </draw:text-box>
        </draw:frame>
        <draw:path draw:style-name="gr6" draw:text-style-name="P1" draw:layer="layout" svg:width="3.702cm" svg:height="1.272cm" draw:transform="skewX (-0.0247836753783195) rotate (-1.54287105876299) translate (3.85246962928189cm 2.71106957780442cm)" svg:viewBox="0 0 3703 1273" svg:d="m0 359c1316 1813 3665 369 3665 369l38-709-675-19">
          <text:p/>
        </draw:path>
        <draw:path draw:style-name="gr6" draw:text-style-name="P1" draw:layer="layout" svg:width="1.104cm" svg:height="1.804cm" draw:transform="skewX (0.0225147473507268) rotate (1.46764736800203) translate (6.22299999596416cm 4.36499999949015cm)" svg:viewBox="0 0 1105 1805" svg:d="m0 0c1087 0 1105 1805 1105 1805">
          <text:p/>
        </draw:path>
        <draw:path draw:style-name="gr6" draw:text-style-name="P1" draw:layer="layout" svg:width="2.032cm" svg:height="0.436cm" draw:transform="skewX (0.57857664703612) rotate (-2.47156075374917) translate (8.42967420282145cm 4.24983030505899cm)" svg:viewBox="0 0 2033 437" svg:d="m0 437c537-949 2033-57 2033-57">
          <text:p/>
        </draw:path>
        <draw:connector draw:style-name="gr7" draw:text-style-name="P1" draw:layer="layout" draw:type="line" svg:x1="5.778cm" svg:y1="5.565cm" svg:x2="5.778cm" svg:y2="6.969cm" svg:d="m5778 5565v1404" svg:viewBox="0 0 1 1405">
          <text:p/>
        </draw:connector>
        <draw:connector draw:style-name="gr6" draw:text-style-name="P1" draw:layer="layout" draw:type="curve" svg:x1="5.756cm" svg:y1="8.135cm" svg:x2="6.921cm" svg:y2="10.779cm" svg:d="m5756 8135c0 1983 1165 661 1165 2644" svg:viewBox="0 0 1166 2645">
          <text:p/>
        </draw:connector>
        <draw:custom-shape draw:style-name="gr11" draw:text-style-name="P1" draw:layer="layout" svg:width="2.233cm" svg:height="1.587cm" svg:x="0.888cm" svg:y="8.77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3" draw:layer="layout" svg:width="1.979cm" svg:height="0.698cm" svg:x="1.015cm" svg:y="9.546cm">
          <text:p text:style-name="P1"><text:span text:style-name="T3">v</text:span><text:span text:style-name="T4">→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 draw:text-style-name="P4" draw:layer="layout" svg:width="2.191cm" svg:height="1.953cm" svg:x="0.889cm" svg:y="8.62cm">
          <draw:text-box>
            <text:p text:style-name="P1"><text:span text:style-name="T4">d→m</text:span></text:p>
          </draw:text-box>
        </draw:frame>
        <draw:custom-shape draw:style-name="gr12" draw:text-style-name="P3" draw:layer="layout" svg:width="1.979cm" svg:height="0.698cm" svg:x="0.762cm" svg:y="2.778cm">
          <text:p text:style-name="P1"><text:span text:style-name="T3">v</text:span><text:span text:style-name="T4">→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3" draw:layer="layout" svg:width="1.979cm" svg:height="0.698cm" svg:x="9.241cm" svg:y="4.111cm">
          <text:p text:style-name="P1"><text:span text:style-name="T4">m→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3" draw:layer="layout" svg:width="1.979cm" svg:height="0.698cm" svg:x="6.985cm" svg:y="9.355cm">
          <text:p text:style-name="P1"><text:span text:style-name="T4">m→w</text:span><text:span text:style-name="T5">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2" draw:layer="layout" svg:width="1.397cm" svg:height="1.068cm" svg:x="1.506cm" svg:y="3.415cm">
          <draw:text-box>
            <text:p><text:span text:style-name="T2">(4)</text:span></text:p>
          </draw:text-box>
        </draw:frame>
        <draw:frame draw:style-name="gr9" draw:text-style-name="P2" draw:layer="layout" svg:width="1.397cm" svg:height="1.068cm" svg:x="5.715cm" svg:y="5.926cm">
          <draw:text-box>
            <text:p><text:span text:style-name="T2">(7)</text:span></text:p>
          </draw:text-box>
        </draw:frame>
        <draw:frame draw:style-name="gr9" draw:text-style-name="P2" draw:layer="layout" svg:width="1.397cm" svg:height="1.068cm" svg:x="5.996cm" svg:y="8.566cm">
          <draw:text-box>
            <text:p><text:span text:style-name="T2">(8)</text:span></text:p>
          </draw:text-box>
        </draw:frame>
        <draw:frame draw:style-name="gr9" draw:text-style-name="P2" draw:layer="layout" svg:width="1.397cm" svg:height="1.068cm" svg:x="5.17cm" svg:y="3.307cm">
          <draw:text-box>
            <text:p><text:span text:style-name="T2">(5)</text:span></text:p>
          </draw:text-box>
        </draw:frame>
        <draw:frame draw:style-name="gr9" draw:text-style-name="P2" draw:layer="layout" svg:width="1.397cm" svg:height="1.068cm" svg:x="8.128cm" svg:y="3.869cm">
          <draw:text-box>
            <text:p><text:span text:style-name="T2">(6)</text:span></text:p>
          </draw:text-box>
        </draw:frame>
        <draw:custom-shape draw:style-name="gr14" draw:text-style-name="P1" draw:layer="layout" svg:width="3.683cm" svg:height="5.08cm" svg:x="3.365cm" svg:y="0.67cm">
          <text:p/>
          <draw:enhanced-geometry svg:viewBox="0 0 21600 21600" draw:type="rectangle" draw:enhanced-path="M 0 0 L 21600 0 21600 21600 0 21600 0 0 Z N"/>
        </draw:custom-shape>
        <draw:frame draw:style-name="gr15" draw:text-style-name="P5" draw:layer="layout" svg:width="3.135cm" svg:height="1.038cm" svg:x="3.746cm" svg:y="0.57cm">
          <draw:text-box>
            <text:p><text:span text:style-name="T6">IP Layer</text:span></text:p>
          </draw:text-box>
        </draw:frame>
        <draw:line draw:style-name="gr16" draw:text-style-name="P1" draw:layer="layout" svg:x1="3.683cm" svg:y1="2.603cm" svg:x2="3.365cm" svg:y2="2.857cm">
          <text:p/>
        </draw:line>
        <draw:custom-shape draw:style-name="gr17" draw:text-style-name="P1" draw:layer="layout" svg:width="4.556cm" svg:height="0.127cm" svg:x="3.416cm" svg:y="5.964cm">
          <text:p/>
          <draw:enhanced-geometry svg:viewBox="0 0 21600 21600"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00" draw:marker-start-width="0.305cm" draw:marker-start-center="false" draw:marker-end-width="0.305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635cm" fo:margin-bottom="0.635cm" fo:margin-left="0.635cm" fo:margin-right="0.635cm" fo:page-width="12.852cm" fo:page-height="13.8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shwin Rao</meta:initial-creator>
    <meta:creation-date>2013-05-22T10:37:38</meta:creation-date>
    <dc:date>2013-05-22T17:00:53</dc:date>
    <dc:creator>Ashwin Rao</dc:creator>
    <meta:editing-duration>PT2H12M12S</meta:editing-duration>
    <meta:editing-cycles>27</meta:editing-cycles>
    <meta:generator>LibreOffice/3.5$Linux_X86_64 LibreOffice_project/350m1$Build-2</meta:generator>
    <meta:document-statistic meta:object-count="33"/>
  </office:meta>
</office:document-meta>
</file>